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in" fo:margin-right="0in" fo:line-height="150%" fo:text-indent="0in" style:auto-text-indent="false"/>
    </style:style>
    <style:style style:name="P2" style:family="paragraph" style:parent-style-name="Preformatted_20_Text">
      <style:paragraph-properties fo:line-height="150%"/>
    </style:style>
    <style:style style:name="P3" style:family="paragraph" style:parent-style-name="Preformatted_20_Text">
      <style:paragraph-properties fo:line-height="150%">
        <style:tab-stops>
          <style:tab-stop style:position="7.2484in"/>
        </style:tab-stops>
      </style:paragraph-properties>
    </style:style>
    <style:style style:name="P4" style:family="paragraph" style:parent-style-name="Preformatted_20_Text">
      <style:paragraph-properties fo:margin-top="0in" fo:margin-bottom="0.1965in" style:contextual-spacing="false" fo:line-height="150%"/>
    </style:style>
    <style:style style:name="P5" style:family="paragraph" style:parent-style-name="Standard">
      <style:paragraph-properties fo:line-height="150%"/>
    </style:style>
    <style:style style:name="P6" style:family="paragraph" style:parent-style-name="Text_20_body">
      <style:paragraph-properties fo:margin-left="0in" fo:margin-right="0in" fo:line-height="150%" fo:text-indent="0in" style:auto-text-indent="false"/>
    </style:style>
    <style:style style:name="P7" style:family="paragraph" style:parent-style-name="Text_20_body">
      <style:paragraph-properties fo:margin-left="0.3937in" fo:margin-right="0.3937in" fo:line-height="150%" fo:text-indent="0in" style:auto-text-indent="false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 fo:break-before="page"/>
    </style:style>
    <style:style style:name="T1" style:family="text">
      <style:text-properties officeooo:rsid="0010261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W</text:span></text:span><text:span text:style-name="Strong_20_Emphasis">hat is an abstract class?</text:span></text:p>
      <text:p text:style-name="P7"><text:span text:style-name="T1">A</text:span>n abstract class is a class that cannot be instantiated.</text:p>
      <text:p text:style-name="P5"/>
      <text:p text:style-name="P5"/>
      <text:p text:style-name="P8"><text:span text:style-name="T2">JavaScript</text:span> doesn't have a native implementation of abstract classes like some other programming languages (e.g., Java or Python). However, you can achieve a similar effect using a combination of constructor functions, prototypes, and the <text:span text:style-name="Source_20_Text">throw</text:span> statement.</text:p>
      <text:p text:style-name="P8">Here's an example:</text:p>
      <text:p text:style-name="P1"><text:span text:style-name="T1">c</text:span>lass Shape {</text:p>
      <text:p text:style-name="P2"><text:s text:c="3"/>constructor(name) {</text:p>
      <text:p text:style-name="P2"><text:s text:c="6"/>if(this.constructor == Shape) {</text:p>
      <text:p text:style-name="P2"><text:s text:c="9"/>throw new Error("Class is of abstract type and can't be instantiated");</text:p>
      <text:p text:style-name="P2"><text:s text:c="6"/>};</text:p>
      <text:p text:style-name="P2"><text:s text:c="6"/>if(this.getArea == undefined) {</text:p>
      <text:p text:style-name="P2"><text:s text:c="10"/>throw new Error("getArea method must be implemented");</text:p>
      <text:p text:style-name="P2"><text:s text:c="6"/>};</text:p>
      <text:p text:style-name="P3"><text:s text:c="6"/>this.name = name;</text:p>
      <text:p text:style-name="P2"><text:s text:c="3"/>}</text:p>
      <text:p text:style-name="P2">}</text:p>
      <text:p text:style-name="P2">class Rectangle extends Shape {</text:p>
      <text:p text:style-name="P2"><text:s text:c="3"/>constructor(name, length, width){</text:p>
      <text:p text:style-name="P2"><text:s text:c="5"/>super(name);</text:p>
      <text:p text:style-name="P2"><text:s text:c="5"/>this.length = length;</text:p>
      <text:p text:style-name="P2"><text:s text:c="5"/>this.width = width;</text:p>
      <text:p text:style-name="P2"><text:s text:c="3"/>}</text:p>
      <text:p text:style-name="P2">} </text:p>
      <text:p text:style-name="P2">const myShape = new Shape('My shape'); // This will throw an Error</text:p>
      <text:p text:style-name="P4">const smallRectangle = new Rectangle("Small Rectangle", 3, 5) // This will throw an error.</text:p>
      <text:p text:style-name="P5"/>
      <text:p text:style-name="P9"><text:span text:style-name="T2">JavaScript</text:span> doesn't have built-in support for interfaces like some other programming languages do. However, you can simulate interfaces using object literals or by defining methods that must be implemented by objects.</text:p>
      <text:p text:style-name="Text_20_body">Here's an example using an object literal:</text:p>
      <text:p text:style-name="Text_20_body"/>
      <text:p text:style-name="P5">// Define an interface-like object</text:p>
      <text:p text:style-name="P5">const myInterface = {</text:p>
      <text:p text:style-name="P5"><text:s text:c="2"/>method1: function () {</text:p>
      <text:p text:style-name="P5"><text:s text:c="4"/>throw new Error("Method1 not implemented");</text:p>
      <text:p text:style-name="P5"><text:s text:c="2"/>},</text:p>
      <text:p text:style-name="P5"><text:s text:c="2"/>method2: function () {</text:p>
      <text:p text:style-name="P5"><text:s text:c="4"/>throw new Error("Method2 not implemented");</text:p>
      <text:p text:style-name="P5"><text:s text:c="2"/>}</text:p>
      <text:p text:style-name="P5">};</text:p>
      <text:p text:style-name="P5"/>
      <text:p text:style-name="P5">// Implement the interface in a simple object</text:p>
      <text:p text:style-name="P5">const myObject = {</text:p>
      <text:p text:style-name="P5"><text:s text:c="2"/>method1() {</text:p>
      <text:p text:style-name="P5"><text:s text:c="4"/>console.log("Method1 implemented");</text:p>
      <text:p text:style-name="P5"><text:s text:c="2"/>},</text:p>
      <text:p text:style-name="P5"><text:s text:c="2"/>method2() {</text:p>
      <text:p text:style-name="P5"><text:s text:c="4"/>console.log("Method2 implemented");</text:p>
      <text:p text:style-name="P5"><text:s text:c="2"/>}</text:p>
      <text:p text:style-name="P5">};</text:p>
      <text:p text:style-name="P5"/>
      <text:p text:style-name="P5">// Example usage</text:p>
      <text:p text:style-name="P5">myObject.method1(); // Outputs: Method1 implemented</text:p>
      <text:p text:style-name="P5">myObject.method2(); // Outputs: Method2 implement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151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2:43:03.964944411</meta:creation-date>
    <dc:date>2024-01-09T22:49:46.061707079</dc:date>
    <meta:editing-duration>PT6M40S</meta:editing-duration>
    <meta:editing-cycles>5</meta:editing-cycles>
    <meta:generator>LibreOffice/7.6.4.1$Linux_X86_64 LibreOffice_project/e19e193f88cd6c0525a17fb7a176ed8e6a3e2aa1</meta:generator>
    <meta:document-statistic meta:table-count="0" meta:image-count="0" meta:object-count="0" meta:page-count="2" meta:paragraph-count="47" meta:word-count="239" meta:character-count="1706" meta:non-whitespace-character-count="1405"/>
  </office:meta>
</office:document-meta>
</file>